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1c919" officeooo:paragraph-rsid="0001c919"/>
    </style:style>
    <style:style style:name="P2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officeooo:rsid="0002ff3e" officeooo:paragraph-rsid="0002ff3e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45b42" officeooo:paragraph-rsid="00045b42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53cb9" officeooo:paragraph-rsid="00053cb9"/>
    </style:style>
    <style:style style:name="P5" style:family="paragraph" style:parent-style-name="Title">
      <style:text-properties officeooo:rsid="0001c919" officeooo:paragraph-rsid="0001c919"/>
    </style:style>
    <style:style style:name="P6" style:family="paragraph" style:parent-style-name="Subtitle">
      <style:paragraph-properties fo:text-align="start" style:justify-single-word="false"/>
      <style:text-properties officeooo:rsid="00053cb9" officeooo:paragraph-rsid="00053cb9"/>
    </style:style>
    <style:style style:name="P7" style:family="paragraph" style:parent-style-name="Subtitle">
      <style:paragraph-properties fo:margin-top="0cm" fo:margin-bottom="0cm" loext:contextual-spacing="false" fo:text-align="start" style:justify-single-word="false"/>
      <style:text-properties officeooo:rsid="00045b42" officeooo:paragraph-rsid="00045b42"/>
    </style:style>
    <style:style style:name="T1" style:family="text">
      <style:text-properties officeooo:rsid="0002ff3e"/>
    </style:style>
    <style:style style:name="T2" style:family="text">
      <style:text-properties officeooo:rsid="00053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ercizio2</text:p>
      <text:p text:style-name="P1">La classe exampleApp avvia il programma creando un istanza di se stessa, il costruttore richiede come parametri i due file, file da correggere e file dizionario, e li salva in delle variabili ArrayList private.</text:p>
      <text:p text:style-name="P1">L’unico metodo pubblico è il metodo getCorrection che ritorna una mappa di coppie &lt;Parola da correggere, lista di correzioni&gt;, questa mappa viene infine filtrata per escludere le parole con edit distance uguale a zero e quindi corrette <text:span text:style-name="T1">e poi viene stampata a video</text:span>.</text:p>
      <text:p text:style-name="P2">La prima fallacità che si può notare sta nel fatto che le correzioni dipendono fortemente dal dizionario, con eventuale presenza di falsi negativi.</text:p>
      <text:p text:style-name="P2">Ad esempio le parole “selice” (correzione felice) e “made” (correzione madre) sono ovviamente sbagliate nel contesto della frase ma sono parole presenti nel dizionario italiano ed in quanto tali non risultano errate nel mio programma.</text:p>
      <text:p text:style-name="P7">Variante ricorsiva</text:p>
      <text:p text:style-name="P3"><text:span text:style-name="T2">L</text:span>a variante ricorsiva di questo programma è troppo lenta per essere considerata accettabile, <text:span text:style-name="T1">il tempo di esecuzione aumenta esponenzialmente a seconda della lunghezza della parola da correggere.</text:span></text:p>
      <text:p text:style-name="P4">Qui sotto la tabella ed il grafico dei dati ricavati, purtroppo pochi in quanto già una parola di 9 lettere (ad esempio “perpeteva”) richiederebbe 35 ore di esecuzione.</text:p>
      <text:p text:style-name="P4">Per evidenti motivi ho dovuto interrompere l’esecuzione ed accontentarmi dei dati raccolti</text:p>
      <text:p text:style-name="P4"/>
      <text:p text:style-name="P4">TABELLA E GRAFICO</text:p>
      <text:p text:style-name="P4"/>
      <text:p text:style-name="P6">Programmazione dinam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0:39:08.118022335</meta:creation-date>
    <meta:generator>LibreOffice/6.1.6.3$Linux_X86_64 LibreOffice_project/10$Build-3</meta:generator>
    <dc:date>2020-04-03T11:15:20.764276331</dc:date>
    <meta:editing-duration>PT4M54S</meta:editing-duration>
    <meta:editing-cycles>1</meta:editing-cycles>
    <meta:document-statistic meta:table-count="0" meta:image-count="0" meta:object-count="0" meta:page-count="1" meta:paragraph-count="11" meta:word-count="210" meta:character-count="1376" meta:non-whitespace-character-count="1177"/>
  </office:meta>
</office:document-meta>
</file>